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0000001009F8B9444D01E57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4.7417in" fo:margin-left="0in" fo:margin-top="0in" fo:margin-bottom="0in" table:align="left" style:writing-mode="lr-tb"/>
    </style:style>
    <style:style style:name="Table1.A" style:family="table-column">
      <style:table-column-properties style:column-width="2.3708in"/>
    </style:style>
    <style:style style:name="Table1.B" style:family="table-column">
      <style:table-column-properties style:column-width="2.3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right="0.0104in 0.0104in 0.0104in" style:border-line-width-bottom="0.0104in 0.0104in 0.0104in" fo:padding="0in" fo:border-left="0.75pt solid #000000" fo:border-right="2.25pt double #000000" fo:border-top="0.75pt solid #000000" fo:border-bottom="2.25pt double #000000"/>
    </style:style>
    <style:style style:name="Table1.B1" style:family="table-cell">
      <style:table-cell-properties style:border-line-width-left="0.0104in 0.0104in 0.0104in" style:border-line-width-bottom="0.0104in 0.0104in 0.0104in" fo:padding="0in" fo:border-left="2.25pt double #000000" fo:border-right="0.75pt solid #000000" fo:border-top="0.75pt solid #000000" fo:border-bottom="2.25pt double #000000"/>
    </style:style>
    <style:style style:name="Table1.A2" style:family="table-cell">
      <style:table-cell-properties style:border-line-width-right="0.0104in 0.0104in 0.0104in" fo:padding="0in" fo:border-left="0.75pt solid #000000" fo:border-right="2.25pt double #000000" fo:border-top="none" fo:border-bottom="0.75pt solid #000000"/>
    </style:style>
    <style:style style:name="Table1.B2" style:family="table-cell">
      <style:table-cell-properties style:border-line-width-left="0.0104in 0.0104in 0.0104in" fo:padding="0in" fo:border-left="2.25pt double #000000" fo:border-right="0.75pt solid #000000" fo:border-top="none" fo:border-bottom="0.75pt solid #000000"/>
    </style:style>
    <style:style style:name="Table2" style:family="table">
      <style:table-properties style:width="4.7417in" fo:margin-left="0in" fo:margin-top="0in" fo:margin-bottom="0in" table:align="left" style:writing-mode="lr-tb"/>
    </style:style>
    <style:style style:name="Table2.A" style:family="table-column">
      <style:table-column-properties style:column-width="2.3708in"/>
    </style:style>
    <style:style style:name="Table2.B" style:family="table-column">
      <style:table-column-properties style:column-width="2.3701in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right="0.0104in 0.0104in 0.0104in" style:border-line-width-bottom="0.0104in 0.0104in 0.0104in" fo:padding="0in" fo:border-left="0.75pt solid #000000" fo:border-right="2.25pt double #000000" fo:border-top="0.75pt solid #000000" fo:border-bottom="2.25pt double #000000"/>
    </style:style>
    <style:style style:name="Table2.B1" style:family="table-cell">
      <style:table-cell-properties style:border-line-width-left="0.0104in 0.0104in 0.0104in" style:border-line-width-bottom="0.0104in 0.0104in 0.0104in" fo:padding="0in" fo:border-left="2.25pt double #000000" fo:border-right="0.75pt solid #000000" fo:border-top="0.75pt solid #000000" fo:border-bottom="2.25pt double #000000"/>
    </style:style>
    <style:style style:name="Table2.A2" style:family="table-cell">
      <style:table-cell-properties style:border-line-width-right="0.0104in 0.0104in 0.0104in" fo:padding="0in" fo:border-left="0.75pt solid #000000" fo:border-right="2.25pt double #000000" fo:border-top="none" fo:border-bottom="0.75pt solid #000000"/>
    </style:style>
    <style:style style:name="Table2.B2" style:family="table-cell">
      <style:table-cell-properties style:border-line-width-left="0.0104in 0.0104in 0.0104in" fo:padding="0in" fo:border-left="2.25pt double #000000" fo:border-right="0.75pt solid #000000" fo:border-top="none" fo:border-bottom="0.7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>
        <style:tab-stops>
          <style:tab-stop style:position="2.3957in" style:type="center"/>
          <style:tab-stop style:position="4.7917in" style:type="right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019fe7b" officeooo:paragraph-rsid="0019fe7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2.3957in" style:type="center"/>
          <style:tab-stop style:position="4.7917in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.0835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0835in" fo:margin-bottom="0in" loext:contextual-spacing="false" fo:line-height="100%" fo:text-indent="0in" style:auto-text-indent="false"/>
      <style:text-properties style:font-name="Times New Roman" fo:font-size="10pt" style:font-size-asian="10pt"/>
    </style:style>
    <style:style style:name="P10" style:family="paragraph" style:parent-style-name="Standard">
      <style:paragraph-properties fo:margin-left="0in" fo:margin-right="0in" fo:line-height="100%" fo:text-indent="0.2083in" style:auto-text-indent="false"/>
    </style:style>
    <style:style style:name="P11" style:family="paragraph" style:parent-style-name="Standard">
      <style:paragraph-properties fo:margin-left="0in" fo:margin-right="0in" fo:margin-top="0.0835in" fo:margin-bottom="0in" loext:contextual-spacing="false" fo:line-height="100%" fo:text-indent="0.2083in" style:auto-text-indent="false"/>
      <style:text-properties style:font-name="Times New Roman" fo:font-size="10pt" style:font-size-asian="10pt"/>
    </style:style>
    <style:style style:name="P12" style:family="paragraph" style:parent-style-name="Standard">
      <style:paragraph-properties fo:margin-left="0in" fo:margin-right="0in" fo:margin-top="0.0835in" fo:margin-bottom="0in" loext:contextual-spacing="false" fo:line-height="100%" fo:text-indent="0.2083in" style:auto-text-indent="false"/>
    </style:style>
    <style:style style:name="P13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loext:contextual-spacing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List">
      <style:paragraph-properties fo:margin-left="0.4165in" fo:margin-right="0in" fo:margin-top="0.0346in" fo:margin-bottom="0.0835in" loext:contextual-spacing="false" fo:line-height="100%" fo:text-indent="-0.2083in" style:auto-text-indent="false">
        <style:tab-stops>
          <style:tab-stop style:position="0.1965in"/>
        </style:tab-stops>
      </style:paragraph-properties>
    </style:style>
    <style:style style:name="P16" style:family="paragraph" style:parent-style-name="Heading_20_3">
      <style:paragraph-properties fo:margin-left="0in" fo:margin-right="0in" fo:margin-top="0.0835in" fo:margin-bottom="0.0835in" loext:contextual-spacing="false" fo:line-height="100%" fo:text-indent="0in" style:auto-text-indent="false"/>
    </style:style>
    <style:style style:name="P17" style:family="paragraph" style:parent-style-name="Heading_20_3">
      <style:paragraph-properties fo:margin-left="0in" fo:margin-right="0in" fo:margin-top="0.1252in" fo:margin-bottom="0.0835in" loext:contextual-spacing="false" fo:line-height="100%" fo:text-indent="0in" style:auto-text-indent="false"/>
    </style:style>
    <style:style style:name="P18" style:family="paragraph" style:parent-style-name="Heading_20_3">
      <style:paragraph-properties fo:margin-top="0in" fo:margin-bottom="0in" loext:contextual-spacing="false">
        <style:tab-stops/>
      </style:paragraph-properties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" style:family="paragraph" style:parent-style-name="Heading_20_3">
      <style:paragraph-properties fo:margin-top="0in" fo:margin-bottom="0in" loext:contextual-spacing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Heading_20_2" style:master-page-name="Standard">
      <style:paragraph-properties fo:margin-left="0in" fo:margin-right="0in" fo:line-height="100%" fo:text-indent="0in" style:auto-text-indent="false" style:page-number="auto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6pt" fo:font-weight="bold" style:font-size-asian="16pt" style:font-weight-asian="bold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0pt" fo:font-style="italic" style:font-size-asian="10pt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style:font-name="Courier New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Introduzione - (intro)</text:span></text:p>
      <text:p text:style-name="P7"><text:span text:style-name="T3">Difficoltà: 1</text:span></text:p>
      <text:p text:style-name="P16"><text:span text:style-name="T2">Descrizione</text:span></text:p>
      <text:p text:style-name="P7"><text:span text:style-name="T4">Questo è un problema per capire il funzionamento del correttore. In questa parte c’è sempre la descrizione del problema, di solito sotto forma di storia. </text:span></text:p>
      <text:p text:style-name="P10"><text:span text:style-name="T3">Dati due numeri interi, se ne stampi la somma e se la somma è pari si stampi anche il prodotto, se invece è dispari si stampi la differenza tra il primo e il secondo numero.</text:span></text:p>
      <text:p text:style-name="P16"><text:span text:style-name="T2">Dati di input</text:span></text:p>
      <text:p text:style-name="P7"><text:span text:style-name="T3">Due numeri naturali N e M. </text:span></text:p>
      <text:p text:style-name="P16"><text:span text:style-name="T2">Dati di output</text:span></text:p>
      <text:p text:style-name="P7"><text:span text:style-name="T3">Due numeri S e K, dove S è la somma di N e M, e K è il prodotto o la differenza, secondo le regole spiegate nella descrizione</text:span></text:p>
      <text:p text:style-name="P16"><text:span text:style-name="T2">Assunzioni</text:span></text:p>
      <text:p text:style-name="P15"><text:span text:style-name="T3">•<text:tab/>La somma e il prodotto sono sempre numeri rappresentabili con degli interi </text:span></text:p>
      <text:p text:style-name="P15"><text:span text:style-name="T3">•<text:tab/>Nel 50% dei casi di test la somma è pari, nel 50% è dispari </text:span></text:p>
      <text:p text:style-name="P17"><text:span text:style-name="T2">Esempi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s/>Input</text:p>
          </table:table-cell>
          <table:table-cell table:style-name="Table1.B1" office:value-type="string">
            <text:p text:style-name="P19"><text:s/>Output</text:p>
          </table:table-cell>
        </table:table-row>
        <table:table-row table:style-name="Table1.1">
          <table:table-cell table:style-name="Table1.A2" office:value-type="string">
            <text:p text:style-name="P13"><text:s/>4 10 </text:p>
          </table:table-cell>
          <table:table-cell table:style-name="Table1.B2" office:value-type="string">
            <text:p text:style-name="P18"><text:s/>14 40</text:p>
          </table:table-cell>
        </table:table-row>
      </table:table>
      <text:p text:style-name="P8"><text:span text:style-name="T3"><text:s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text:s/>Input</text:p>
          </table:table-cell>
          <table:table-cell table:style-name="Table2.B1" office:value-type="string">
            <text:p text:style-name="P6"><text:s/>Output</text:p>
          </table:table-cell>
        </table:table-row>
        <table:table-row table:style-name="Table2.1">
          <table:table-cell table:style-name="Table2.A2" office:value-type="string">
            <text:p text:style-name="P1"><text:s text:c="2"/><text:span text:style-name="T7">9 18 </text:span></text:p>
          </table:table-cell>
          <table:table-cell table:style-name="Table2.B2" office:value-type="string">
            <text:p text:style-name="P1"><text:span text:style-name="T7">27 -9</text:span></text:p>
          </table:table-cell>
        </table:table-row>
      </table:table>
      <text:p text:style-name="P9"/>
      <text:p text:style-name="P11"/>
      <text:p text:style-name="P16"><text:span text:style-name="T2">Spiegazione dell’esempio</text:span></text:p>
      <text:p text:style-name="P7"><text:span text:style-name="T4">Questa sezione può esserci o non esserci. </text:span></text:p>
      <text:p text:style-name="P10"><text:span text:style-name="T3">Nel primo esempio la somma è pari, quindi oltre alla somma viene stampato il prodotto. Nel secondo esempio la somma è dispari, quindi viene stampata anche la differenza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style:font-name="Times New Roman" fo:font-family="'Times New Roman'" style:font-family-generic="roman" style:font-pitch="variable"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 fo:font-size="10pt" style:font-size-asian="10pt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0pt" style:font-size-asian="10pt"/>
    </style:style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Figure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 fo:font-size="10pt" style:font-size-asian="10pt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 fo:font-size="10pt" style:font-size-asian="10pt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 fo:font-size="10pt" style:font-size-asian="10pt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 fo:font-size="10pt" style:font-size-asian="10pt"/>
    </style:style>
    <style:style style:name="Quote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verbatim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 fo:orphans="2" fo:widows="2"/>
      <style:text-properties style:font-name="Times New Roman" fo:font-family="'Times New Roman'" style:font-family-generic="roman" style:font-pitch="variable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orphans="2" fo:widows="2" fo:text-indent="-0.1965in" style:auto-text-indent="false">
        <style:tab-stops>
          <style:tab-stop style:position="0.1965in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Endnote" style:family="paragraph" style:parent-style-name="Standard" style:default-outline-level="" style:class="extra">
      <style:paragraph-properties fo:margin-left="0.3154in" fo:margin-right="0in" fo:text-align="justify" style:justify-single-word="false" fo:text-indent="-0.1181in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0pt" style:font-size-asian="10pt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abstract" style:family="paragraph" style:parent-style-name="Standard" style:default-outline-level="">
      <style:paragraph-properties fo:margin-left="0.711in" fo:margin-right="0.711in" fo:text-align="justify" style:justify-single-word="false" fo:orphans="2" fo:widows="2" fo:text-indent="0.2362in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style:font-size-asian="10pt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7.3111in" fo:margin-top="0in" fo:margin-bottom="0in" table:align="left" style:writing-mode="lr-tb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4.0514in"/>
    </style:style>
    <style:style style:name="Table3.C" style:family="table-column">
      <style:table-column-properties style:column-width="2.634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in" fo:border-left="none" fo:border-right="none" fo:border-top="none" fo:border-bottom="0.75pt solid #000000"/>
    </style:style>
    <style:style style:name="MP1" style:family="paragraph" style:parent-style-name="Standard">
      <style:paragraph-properties>
        <style:tab-stops>
          <style:tab-stop style:position="2.3957in" style:type="center"/>
          <style:tab-stop style:position="4.7917in" style:type="right"/>
        </style:tab-stops>
      </style:paragraph-properties>
      <style:text-properties style:font-name="Times New Roman"/>
    </style:style>
    <style:style style:name="MP2" style:family="paragraph" style:parent-style-name="Standard">
      <style:paragraph-properties fo:text-align="start" style:justify-single-word="false">
        <style:tab-stops/>
      </style:paragraph-properties>
    </style:style>
    <style:style style:name="MP3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019fe7b" officeooo:paragraph-rsid="0019fe7b"/>
    </style:style>
    <style:style style:name="MP4" style:family="paragraph" style:parent-style-name="Standard">
      <style:paragraph-properties>
        <style:tab-stops>
          <style:tab-stop style:position="2.3957in" style:type="center"/>
          <style:tab-stop style:position="4.7917in" style:type="right"/>
        </style:tab-stops>
      </style:paragraph-properties>
    </style:style>
    <style:style style:name="MP5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fo:font-size="10pt" style:font-size-asian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28in" fo:page-height="11.0417in" style:num-format="1" style:print-orientation="portrait" fo:margin-top="0.5in" fo:margin-bottom="0.5in" fo:margin-left="0.5925in" fo:margin-right="0.5925in" style:writing-mode="lr-tb" style:layout-grid-color="#c0c0c0" style:layout-grid-lines="22527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54in" fo:margin-left="0in" fo:margin-right="0in" fo:margin-bottom="0.6457in" style:dynamic-spacing="true"/>
      </style:header-style>
      <style:footer-style>
        <style:header-footer-properties fo:min-height="0.4874in" fo:margin-left="0in" fo:margin-right="0in" fo:margin-top="0.4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text:span text:style-name="MT1"><text:s/></text:span><draw:frame draw:style-name="Mfr1" draw:name="Image1" text:anchor-type="as-char" svg:width="0.5335in" svg:height="0.5335in" draw:z-index="0"><draw:image xlink:href="Pictures/1000020100000100000001009F8B9444D01E5722.png" xlink:type="simple" xlink:show="embed" xlink:actuate="onLoad" loext:mime-type="image/png"/></draw:frame></text:p>
            </table:table-cell>
            <table:table-cell table:style-name="Table3.B1" office:value-type="string">
              <text:p text:style-name="MP2"><text:span text:style-name="MT1">Scuola</text:span></text:p>
            </table:table-cell>
            <table:table-cell table:style-name="Table3.A1" office:value-type="string">
              <text:p text:style-name="MP3">Autore</text:p>
            </table:table-cell>
          </table:table-row>
          <table:table-row table:style-name="Table3.1">
            <table:table-cell table:style-name="Table3.A1" office:value-type="string">
              <text:p text:style-name="MP2"><text:span text:style-name="MT1"><text:s/></text:span></text:p>
            </table:table-cell>
            <table:table-cell table:style-name="Table3.A1" office:value-type="string">
              <text:p text:style-name="MP2"><text:span text:style-name="MT1">Esempio di problema</text:span></text:p>
            </table:table-cell>
            <table:table-cell table:style-name="Table3.A1" office:value-type="string">
              <text:p text:style-name="MP3">gg/mm/aaaa</text:p>
            </table:table-cell>
          </table:table-row>
        </table:table>
        <text:p text:style-name="MP4"><text:span text:style-name="MT1"><text:tab/></text:span></text:p>
      </style:header>
      <style:footer>
        <text:p text:style-name="MP5"><text:span text:style-name="MT2"><text:page-number text:select-page="current">1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 file was testo.tex</dc:title>
    <dc:description>Created using latex2rtf 2.3.16 r1254 (released May 12 2017) on Wed Sep 11 11:40:32 2019</dc:description>
    <dc:date>2019-09-11T11:52:50.414458203</dc:date>
    <meta:editing-duration>PT12M6S</meta:editing-duration>
    <meta:editing-cycles>4</meta:editing-cycles>
    <meta:generator>LibreOffice/6.0.7.3$Linux_X86_64 LibreOffice_project/00m0$Build-3</meta:generator>
    <meta:document-statistic meta:table-count="3" meta:image-count="1" meta:object-count="0" meta:page-count="1" meta:paragraph-count="33" meta:word-count="192" meta:character-count="1038" meta:non-whitespace-character-count="856"/>
  </office:meta>
</office:document-meta>
</file>